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_100_Entity.getF9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22( long f2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38( long f3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5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2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3( long f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8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2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5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6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55( long f5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34( long f3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31( long f3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48( long f4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15( long f1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96( long f9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81( long f8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99( long f9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36( long f3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9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5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84( long f8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89( long f8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47( long f4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68( long f6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82( long f8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94( long f9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9( long f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4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3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7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19( long f1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5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28( long f2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85( long f8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69( long f6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6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2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5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79( long f7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76( long f7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5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5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37( long f3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3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13( long f1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86( long f8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6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26( long f2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9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7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8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51( long f5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4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3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9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7( long f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46( long f4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9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98( long f9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1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0( long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3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57( long f5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77( long f7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8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9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10( long f1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21( long f2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6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75( long f7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32( long f3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4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56( long f5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3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3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4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97( long f9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8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44( long f4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6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60( long f6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41( long f4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3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2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49( long f4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23( long f2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90( long f9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6( long f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63( long f6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4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93( long f9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7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24( long f2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9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67( long f6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20( long f2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7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25( long f2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7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92( long f9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52( long f5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5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2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17( long f1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91( long f9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66( long f6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8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42( long f4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39( long f3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2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40( long f4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4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4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53( long f5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54( long f5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95( long f9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8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45( long f4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64( long f6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1( long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8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83( long f8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9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4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8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58( long f5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29( long f2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3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8( long f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27( long f2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16( long f1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7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2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72( long f7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8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6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6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3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65( long f6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11( long f1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2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71( long f7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3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61( long f6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70( long f7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87( long f8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9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88( long f8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7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6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1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4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5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12( long f1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2( long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4( long f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8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73( long f7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6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7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80( long f8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74( long f7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5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50( long f5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18( long f1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7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14( long f1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30( long f3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78( long f7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5( long f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35( long f3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43( long f4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6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7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33( long f3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getF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59( long f5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_100_Entity.setF62( long f6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